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09b6" officeooo:paragraph-rsid="000209b6" style:font-size-asian="15pt" style:font-size-complex="15pt"/>
    </style:style>
    <style:style style:name="P2" style:family="paragraph" style:parent-style-name="Standard">
      <style:text-properties fo:font-size="15pt" officeooo:rsid="000209b6" officeooo:paragraph-rsid="000209b6" fo:background-color="#336600" style:font-size-asian="15pt" style:font-size-complex="15pt"/>
    </style:style>
    <style:style style:name="P3" style:family="paragraph" style:parent-style-name="Standard">
      <style:text-properties fo:font-size="15pt" officeooo:rsid="000209b6" officeooo:paragraph-rsid="000209b6" fo:background-color="#ffffff" style:font-size-asian="15pt" style:font-size-complex="15pt"/>
    </style:style>
    <style:style style:name="P4" style:family="paragraph" style:parent-style-name="Standard">
      <style:text-properties fo:font-size="15pt" fo:font-weight="bold" officeooo:rsid="0005f6ac" officeooo:paragraph-rsid="0005f6ac" fo:background-color="#ffffff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60845" officeooo:paragraph-rsid="00060845" fo:background-color="#fffff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7ba92" officeooo:paragraph-rsid="0007ba92" fo:background-color="#fffff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b49f2" officeooo:paragraph-rsid="000b49f2" fo:background-color="#fffff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209b6" officeooo:paragraph-rsid="000209b6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209b6" officeooo:paragraph-rsid="000209b6" fo:background-color="#ffff9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paragraph-rsid="0007ba92" fo:background-color="#ffff9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209b6" officeooo:paragraph-rsid="000209b6" fo:background-color="#ff660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209b6" officeooo:paragraph-rsid="000209b6" fo:background-color="#66ccff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209b6" officeooo:paragraph-rsid="000209b6" fo:background-color="#33ff99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209b6" officeooo:paragraph-rsid="000209b6" fo:background-color="#66ff6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209b6" officeooo:paragraph-rsid="000209b6" fo:background-color="#0000ff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209b6" officeooo:paragraph-rsid="000209b6" fo:background-color="#00006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0209b6" officeooo:paragraph-rsid="000209b6" fo:background-color="#33660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paragraph-rsid="0007ba92" fo:background-color="#ffff0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paragraph-rsid="0007ba92" fo:background-color="#ccff00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paragraph-rsid="0007ba92" fo:background-color="#996600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paragraph-rsid="0007ba92" fo:background-color="#ff00ff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paragraph-rsid="0007ba92" fo:background-color="#00cccc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paragraph-rsid="0007ba92" fo:background-color="#007826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normal" officeooo:rsid="000b49f2" officeooo:paragraph-rsid="000b49f2" fo:background-color="#ffffff" style:font-size-asian="15pt" style:font-weight-asian="normal" style:font-size-complex="15pt" style:font-weight-complex="normal"/>
    </style:style>
    <style:style style:name="T1" style:family="text">
      <style:text-properties fo:background-color="#ffff99" loext:char-shading-value="0"/>
    </style:style>
    <style:style style:name="T2" style:family="text">
      <style:text-properties fo:background-color="#ff6600" loext:char-shading-value="0"/>
    </style:style>
    <style:style style:name="T3" style:family="text">
      <style:text-properties fo:background-color="#66ccff" loext:char-shading-value="0"/>
    </style:style>
    <style:style style:name="T4" style:family="text">
      <style:text-properties fo:background-color="#33ff99" loext:char-shading-value="0"/>
    </style:style>
    <style:style style:name="T5" style:family="text">
      <style:text-properties fo:background-color="#66ff66" loext:char-shading-value="0"/>
    </style:style>
    <style:style style:name="T6" style:family="text">
      <style:text-properties fo:background-color="#cc0066" loext:char-shading-value="0"/>
    </style:style>
    <style:style style:name="T7" style:family="text">
      <style:text-properties fo:background-color="#0000ff" loext:char-shading-value="0"/>
    </style:style>
    <style:style style:name="T8" style:family="text">
      <style:text-properties fo:background-color="#000066" loext:char-shading-value="0"/>
    </style:style>
    <style:style style:name="T9" style:family="text">
      <style:text-properties fo:background-color="#336600" loext:char-shading-value="0"/>
    </style:style>
    <style:style style:name="T10" style:family="text">
      <style:text-properties officeooo:rsid="0004eb9e"/>
    </style:style>
    <style:style style:name="T11" style:family="text">
      <style:text-properties officeooo:rsid="00060845"/>
    </style:style>
    <style:style style:name="T12" style:family="text">
      <style:text-properties fo:font-size="15pt" officeooo:rsid="0007ba92" fo:background-color="#ffffff" loext:char-shading-value="0" style:font-size-asian="15pt" style:font-size-complex="15pt"/>
    </style:style>
    <style:style style:name="T13" style:family="text">
      <style:text-properties officeooo:rsid="0007ba92" fo:background-color="#ffffff" loext:char-shading-value="0"/>
    </style:style>
    <style:style style:name="T14" style:family="text">
      <style:text-properties officeooo:rsid="0007ba92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ccff00" loext:char-shading-value="0"/>
    </style:style>
    <style:style style:name="T17" style:family="text">
      <style:text-properties fo:background-color="#996600" loext:char-shading-value="0"/>
    </style:style>
    <style:style style:name="T18" style:family="text">
      <style:text-properties fo:background-color="#ff00ff" loext:char-shading-value="0"/>
    </style:style>
    <style:style style:name="T19" style:family="text">
      <style:text-properties fo:background-color="#00cccc" loext:char-shading-value="0"/>
    </style:style>
    <style:style style:name="T20" style:family="text">
      <style:text-properties fo:background-color="#00782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hadow file: <text:span text:style-name="T10">9 feilds</text:span></text:p>
      <text:p text:style-name="P1"/>
      <text:p text:style-name="P1"><text:span text:style-name="T1">zain101</text:span>:<text:span text:style-name="T2">$6$f2jhZp0j$BsGa4Fb3VHfgxmV</text:span>:<text:span text:style-name="T3">16713</text:span>:<text:span text:style-name="T4">0</text:span>:<text:span text:style-name="T5">99999</text:span>:<text:span text:style-name="T6">7</text:span>: <text:span text:style-name="T7"><text:s/></text:span>: <text:span text:style-name="T8"><text:s/></text:span>: <text:s/><text:span text:style-name="T9"><text:s/></text:span></text:p>
      <text:p text:style-name="P1"/>
      <text:p text:style-name="P9">1. Login name</text:p>
      <text:p text:style-name="P11">2. Encrypted password</text:p>
      <text:p text:style-name="P12">3. Date of last password change since jan 1 1970 :</text:p>
      <text:p text:style-name="P8"><text:s text:c="8"/>'0' means user has to change his passwd next time he login</text:p>
      <text:p text:style-name="P13">4. Minimum password age:</text:p>
      <text:p text:style-name="P8"><text:s text:c="4"/>User has to wait before changing her password.</text:p>
      <text:p text:style-name="P14">5. Maximum password age:</text:p>
      <text:p text:style-name="P8"><text:s text:c="4"/>The maximum password age is the number of days after which the user</text:p>
      <text:p text:style-name="P8"><text:s text:c="4"/>will have to change her password.</text:p>
      <text:p text:style-name="P8"><text:span text:style-name="T6">6. Password warning period</text:span>:</text:p>
      <text:p text:style-name="P8"><text:s text:c="4"/>The number of days before a password is going to expire (see the</text:p>
      <text:p text:style-name="P8"><text:s text:c="5"/>maximum password age above) during which the user should be warned.</text:p>
      <text:p text:style-name="P15">7. Password inactivity period:</text:p>
      <text:p text:style-name="P8">The number of days after a password has expired (see the maximum</text:p>
      <text:p text:style-name="P8"><text:s text:c="7"/>password age above) during which the password should still be</text:p>
      <text:p text:style-name="P8"><text:s text:c="7"/>accepted (and the user should update her password during the next</text:p>
      <text:p text:style-name="P8"><text:s text:c="7"/>login).</text:p>
      <text:p text:style-name="P16">8. <text:s/>Account expiration date:</text:p>
      <text:p text:style-name="P8">The date of expiration of the account, expressed as the number of</text:p>
      <text:p text:style-name="P8"><text:s text:c="2"/>days since Jan 1, 1970.</text:p>
      <text:p text:style-name="P8"/>
      <text:p text:style-name="P8"><text:s text:c="2"/>Note that an account expiration differs from a password expiration.</text:p>
      <text:p text:style-name="P8"><text:s text:c="2"/>In case of an acount expiration, the user shall not be allowed to</text:p>
      <text:p text:style-name="P8"><text:s text:c="2"/>login. In case of a password expiration, the user is not allowed to</text:p>
      <text:p text:style-name="P8"><text:s text:c="2"/>login using her password.</text:p>
      <text:p text:style-name="P17">9. Reserved</text:p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Passwd file: <text:span text:style-name="T11">(7 feilds)</text:span></text:p>
      <text:p text:style-name="P4"/>
      <text:p text:style-name="P5"><text:span text:style-name="T1">zain101</text:span>:<text:span text:style-name="T15">x</text:span>:<text:span text:style-name="T16">1000</text:span>:<text:span text:style-name="T17">1000</text:span>:<text:span text:style-name="T18">zain101</text:span>:<text:span text:style-name="T19">/home/zain101</text:span>:<text:span text:style-name="T20">/bin/bash</text:span></text:p>
      <text:p text:style-name="P3"/>
      <text:p text:style-name="P10"><text:span text:style-name="T14">1. </text:span>login name</text:p>
      <text:p text:style-name="P18"><text:span text:style-name="T14">2. </text:span>optional encrypted password</text:p>
      <text:p text:style-name="P19"><text:span text:style-name="T14">3. </text:span>numerical user ID</text:p>
      <text:p text:style-name="P20"><text:span text:style-name="T14">4. </text:span>numerical group ID</text:p>
      <text:p text:style-name="P21"><text:span text:style-name="T14">5. </text:span>user name or comment field</text:p>
      <text:p text:style-name="P22"><text:span text:style-name="T14">6. </text:span><text:s/>user home directory</text:p>
      <text:p text:style-name="P23"><text:span text:style-name="T14">7. </text:span>optional user command interpreter</text:p>
      <text:p text:style-name="P6"/>
      <text:p text:style-name="P6"/>
      <text:p text:style-name="P6"/>
      <text:p text:style-name="P6"/>
      <text:p text:style-name="P6"/>
      <text:p text:style-name="P6"/>
      <text:p text:style-name="P7">John the ripper</text:p>
      <text:p text:style-name="P7"/>
      <text:p text:style-name="P7">unshadow <text:s/>passwd shadow &gt; crack</text:p>
      <text:p text:style-name="P7"/>
      <text:p text:style-name="P24">John will try single crack mode first, then wordlist mode, then incremental. In John's terms, a mode is a method it uses to crack passwords. As you know, there are many kinds of attacks: dictionary attacks, brute force attacks, and so on. Well, this is roughly what John's modes are. As some of you might have realized, wordlist mode is basically a dictionary attack. Besides these three modes enumerated above, John also supports another one called external mode. You can select what mode to use with, for example, --single, --external and so on. We recommend you check out the documentation over at openwall.com for a good but brief description of every mode. But of course we will tell you, in short, what every mode d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0:19:46.290279167</meta:creation-date>
    <dc:date>2015-10-06T00:52:49.445872891</dc:date>
    <meta:editing-duration>PT33M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2" meta:paragraph-count="39" meta:word-count="370" meta:character-count="2231" meta:non-whitespace-character-count="1834"/>
  </office:meta>
</office:document-meta>
</file>